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 style:writing-mode-automatic="false"/>
      <style:text-properties style:font-name="Arial" fo:font-weight="bold" officeooo:rsid="0007cf5d" officeooo:paragraph-rsid="0007cf5d" style:font-weight-asian="bold" style:font-weight-complex="bold"/>
    </style:style>
    <style:style style:name="P2" style:family="paragraph" style:parent-style-name="Standard">
      <style:paragraph-properties style:writing-mode="lr-tb" style:writing-mode-automatic="false"/>
      <style:text-properties style:font-name="Arial" fo:font-weight="normal" officeooo:rsid="0007cf5d" officeooo:paragraph-rsid="0007cf5d" style:font-weight-asian="normal" style:font-weight-complex="normal"/>
    </style:style>
    <style:style style:name="P3" style:family="paragraph" style:parent-style-name="Standard">
      <style:paragraph-properties style:writing-mode="lr-tb" style:writing-mode-automatic="false"/>
      <style:text-properties style:font-name="Arial" style:text-underline-style="solid" style:text-underline-width="auto" style:text-underline-color="font-color" fo:font-weight="normal" officeooo:rsid="000a0c63" officeooo:paragraph-rsid="000a0c63" style:font-weight-asian="normal" style:font-weight-complex="normal"/>
    </style:style>
    <style:style style:name="P4" style:family="paragraph" style:parent-style-name="Standard">
      <style:paragraph-properties style:writing-mode="lr-tb" style:writing-mode-automatic="false"/>
      <style:text-properties style:font-name="Arial" fo:font-weight="normal" officeooo:rsid="000a0c63" officeooo:paragraph-rsid="000a0c63" style:font-weight-asian="normal" style:font-weight-complex="normal"/>
    </style:style>
    <style:style style:name="P5" style:family="paragraph" style:parent-style-name="Standard">
      <style:paragraph-properties style:writing-mode="lr-tb" style:writing-mode-automatic="false"/>
      <style:text-properties style:font-name="Arial" style:text-underline-style="solid" style:text-underline-width="auto" style:text-underline-color="font-color" fo:font-weight="normal" officeooo:rsid="000dfbf6" officeooo:paragraph-rsid="000dfbf6" style:font-weight-asian="normal" style:font-weight-complex="normal"/>
    </style:style>
    <style:style style:name="P6" style:family="paragraph" style:parent-style-name="Standard">
      <style:paragraph-properties style:writing-mode="lr-tb" style:writing-mode-automatic="false"/>
      <style:text-properties style:font-name="Arial" fo:font-weight="normal" officeooo:rsid="000fb20e" officeooo:paragraph-rsid="000fb20e" style:font-weight-asian="normal" style:font-weight-complex="normal"/>
    </style:style>
    <style:style style:name="P7" style:family="paragraph" style:parent-style-name="Standard">
      <style:paragraph-properties style:writing-mode="lr-tb" style:writing-mode-automatic="false"/>
      <style:text-properties style:font-name="Arial" style:text-underline-style="solid" style:text-underline-width="auto" style:text-underline-color="font-color" fo:font-weight="normal" officeooo:rsid="0012e302" officeooo:paragraph-rsid="0012e302" style:font-weight-asian="normal" style:font-weight-complex="normal"/>
    </style:style>
    <style:style style:name="P8" style:family="paragraph" style:parent-style-name="Standard">
      <style:paragraph-properties style:writing-mode="lr-tb" style:writing-mode-automatic="false"/>
      <style:text-properties style:font-name="Arial" style:text-underline-style="none" fo:font-weight="normal" officeooo:rsid="00165568" officeooo:paragraph-rsid="00165568" style:font-weight-asian="normal" style:font-weight-complex="normal"/>
    </style:style>
    <style:style style:name="P9" style:family="paragraph" style:parent-style-name="Standard">
      <style:paragraph-properties style:writing-mode="lr-tb" style:writing-mode-automatic="false"/>
      <style:text-properties style:font-name="Arial" style:text-underline-style="none" fo:font-weight="normal" officeooo:rsid="001763bc" officeooo:paragraph-rsid="001763bc" style:font-weight-asian="normal" style:font-weight-complex="normal"/>
    </style:style>
    <style:style style:name="P10" style:family="paragraph" style:parent-style-name="Standard">
      <style:paragraph-properties style:writing-mode="lr-tb" style:writing-mode-automatic="false"/>
      <style:text-properties style:font-name="Arial" style:text-underline-style="solid" style:text-underline-width="auto" style:text-underline-color="font-color" fo:font-weight="normal" officeooo:rsid="001c4881" officeooo:paragraph-rsid="001c4881" style:font-weight-asian="normal" style:font-weight-complex="normal"/>
    </style:style>
    <style:style style:name="P11" style:family="paragraph" style:parent-style-name="Standard">
      <style:paragraph-properties style:writing-mode="lr-tb" style:writing-mode-automatic="false"/>
      <style:text-properties style:font-name="Arial" fo:font-weight="normal" officeooo:rsid="000a0c63" officeooo:paragraph-rsid="001deb27" style:font-weight-asian="normal" style:font-weight-complex="normal"/>
    </style:style>
    <style:style style:name="P12" style:family="paragraph" style:parent-style-name="Standard">
      <style:paragraph-properties style:writing-mode="lr-tb" style:writing-mode-automatic="false"/>
      <style:text-properties style:font-name="Arial" style:text-underline-style="solid" style:text-underline-width="auto" style:text-underline-color="font-color" fo:font-weight="normal" officeooo:rsid="001eaa10" officeooo:paragraph-rsid="001eaa10" style:font-weight-asian="normal" style:font-weight-complex="normal"/>
    </style:style>
    <style:style style:name="P13" style:family="paragraph" style:parent-style-name="Standard">
      <style:paragraph-properties style:writing-mode="lr-tb" style:writing-mode-automatic="false"/>
      <style:text-properties style:font-name="Arial" style:text-underline-style="none" fo:font-weight="normal" officeooo:rsid="001eaa10" officeooo:paragraph-rsid="001eaa10" style:font-weight-asian="normal" style:font-weight-complex="normal"/>
    </style:style>
    <style:style style:name="P14" style:family="paragraph" style:parent-style-name="Standard">
      <style:paragraph-properties style:writing-mode="lr-tb" style:writing-mode-automatic="false"/>
      <style:text-properties style:font-name="Arial" fo:font-size="12pt" fo:font-style="normal" style:text-underline-style="solid" style:text-underline-width="auto" style:text-underline-color="font-color" fo:font-weight="normal" officeooo:rsid="00205bcc" officeooo:paragraph-rsid="00205bc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style:writing-mode="lr-tb" style:writing-mode-automatic="false"/>
      <style:text-properties style:font-name="Arial" fo:font-size="12pt" fo:font-style="normal" style:text-underline-style="none" fo:font-weight="normal" officeooo:rsid="0021e6a7" officeooo:paragraph-rsid="0021e6a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style:writing-mode="lr-tb" style:writing-mode-automatic="false"/>
      <style:text-properties style:font-name="Arial" fo:font-size="12pt" fo:font-style="normal" style:text-underline-style="solid" style:text-underline-width="auto" style:text-underline-color="font-color" fo:font-weight="normal" officeooo:rsid="00227149" officeooo:paragraph-rsid="0022714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style:writing-mode="lr-tb" style:writing-mode-automatic="false"/>
      <style:text-properties style:font-name="Arial" fo:font-size="12pt" fo:font-style="normal" style:text-underline-style="none" fo:font-weight="normal" officeooo:rsid="0022f29d" officeooo:paragraph-rsid="0022f29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style:writing-mode="lr-tb" style:writing-mode-automatic="false"/>
      <style:text-properties style:font-name="Arial" fo:font-size="12pt" fo:font-style="normal" style:text-underline-style="solid" style:text-underline-width="auto" style:text-underline-color="font-color" fo:font-weight="normal" officeooo:rsid="0024701a" officeooo:paragraph-rsid="0024701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style:writing-mode="lr-tb" style:writing-mode-automatic="false"/>
      <style:text-properties style:font-name="Arial" fo:font-size="12pt" fo:font-style="normal" style:text-underline-style="none" fo:font-weight="normal" officeooo:rsid="0025aaa9" officeooo:paragraph-rsid="0025aaa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style:writing-mode="lr-tb" style:writing-mode-automatic="false"/>
      <style:text-properties style:font-name="Arial" fo:font-size="12pt" fo:font-style="normal" style:text-underline-style="solid" style:text-underline-width="auto" style:text-underline-color="font-color" fo:font-weight="normal" officeooo:rsid="0027c9cc" officeooo:paragraph-rsid="0027c9c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style:writing-mode="lr-tb" style:writing-mode-automatic="false"/>
      <style:text-properties style:font-name="Arial" fo:font-size="12pt" fo:font-style="normal" style:text-underline-style="none" fo:font-weight="normal" officeooo:rsid="0027c9cc" officeooo:paragraph-rsid="0027c9c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style:writing-mode="lr-tb" style:writing-mode-automatic="false"/>
      <style:text-properties style:font-name="Arial" fo:font-size="12pt" fo:font-style="normal" style:text-underline-style="solid" style:text-underline-width="auto" style:text-underline-color="font-color" fo:font-weight="normal" officeooo:rsid="002e6e71" officeooo:paragraph-rsid="002e6e7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style:writing-mode="lr-tb" style:writing-mode-automatic="false"/>
      <style:text-properties style:font-name="Arial" fo:font-size="12pt" fo:font-style="normal" style:text-underline-style="none" fo:font-weight="normal" officeooo:rsid="002e6e71" officeooo:paragraph-rsid="002e6e7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style:writing-mode="lr-tb" style:writing-mode-automatic="false"/>
      <style:text-properties style:font-name="Arial" fo:font-size="12pt" fo:font-style="normal" style:text-underline-style="none" fo:font-weight="normal" officeooo:rsid="002f443f" officeooo:paragraph-rsid="002f443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style:writing-mode="lr-tb" style:writing-mode-automatic="false"/>
      <style:text-properties style:font-name="Arial" fo:font-size="12pt" fo:font-style="normal" style:text-underline-style="solid" style:text-underline-width="auto" style:text-underline-color="font-color" fo:font-weight="normal" officeooo:rsid="00365234" officeooo:paragraph-rsid="0036523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style:writing-mode="lr-tb" style:writing-mode-automatic="false"/>
      <style:text-properties style:font-name="Arial" fo:font-size="12pt" fo:font-style="normal" style:text-underline-style="none" fo:font-weight="normal" officeooo:rsid="0036ce55" officeooo:paragraph-rsid="0036ce55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style:writing-mode="lr-tb" style:writing-mode-automatic="false"/>
      <style:text-properties style:font-name="Arial" fo:font-size="12pt" fo:font-style="normal" style:text-underline-style="solid" style:text-underline-width="auto" style:text-underline-color="font-color" fo:font-weight="normal" officeooo:rsid="003a1244" officeooo:paragraph-rsid="003a124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style:writing-mode="lr-tb" style:writing-mode-automatic="false"/>
      <style:text-properties style:font-name="Arial" fo:font-size="12pt" fo:font-style="normal" style:text-underline-style="none" fo:font-weight="normal" officeooo:rsid="003a1bf8" officeooo:paragraph-rsid="003a1bf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style:writing-mode="lr-tb" style:writing-mode-automatic="false"/>
      <style:text-properties style:font-name="Arial" fo:font-size="12pt" fo:font-style="normal" style:text-underline-style="solid" style:text-underline-width="auto" style:text-underline-color="font-color" fo:font-weight="normal" officeooo:rsid="003bd28e" officeooo:paragraph-rsid="003bd28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style:writing-mode="lr-tb" style:writing-mode-automatic="false"/>
      <style:text-properties style:font-name="Arial" fo:font-weight="normal" officeooo:rsid="000a0c63" officeooo:paragraph-rsid="003cfb8b" style:font-weight-asian="normal" style:font-weight-complex="normal"/>
    </style:style>
    <style:style style:name="P31" style:family="paragraph" style:parent-style-name="Standard">
      <style:paragraph-properties style:writing-mode="lr-tb" style:writing-mode-automatic="false"/>
      <style:text-properties style:font-name="Arial" style:text-underline-style="solid" style:text-underline-width="auto" style:text-underline-color="font-color" fo:font-weight="normal" officeooo:rsid="003cfb8b" officeooo:paragraph-rsid="003cfb8b" style:font-weight-asian="normal" style:font-weight-complex="normal"/>
    </style:style>
    <style:style style:name="P32" style:family="paragraph" style:parent-style-name="Standard">
      <style:paragraph-properties style:writing-mode="lr-tb" style:writing-mode-automatic="false"/>
      <style:text-properties style:font-name="Arial" style:text-underline-style="solid" style:text-underline-width="auto" style:text-underline-color="font-color" fo:font-weight="normal" officeooo:rsid="003ef08d" officeooo:paragraph-rsid="003ef08d" style:font-weight-asian="normal" style:font-weight-complex="normal"/>
    </style:style>
    <style:style style:name="P33" style:family="paragraph" style:parent-style-name="Standard">
      <style:paragraph-properties style:writing-mode="lr-tb" style:writing-mode-automatic="false"/>
      <style:text-properties style:font-name="Arial" style:text-underline-style="none" fo:font-weight="normal" officeooo:rsid="004177e1" officeooo:paragraph-rsid="004177e1" style:font-weight-asian="normal" style:font-weight-complex="normal"/>
    </style:style>
    <style:style style:name="P34" style:family="paragraph" style:parent-style-name="Standard">
      <style:paragraph-properties style:writing-mode="lr-tb" style:writing-mode-automatic="false"/>
      <style:text-properties style:font-name="Arial" style:text-underline-style="solid" style:text-underline-width="auto" style:text-underline-color="font-color" fo:font-weight="normal" officeooo:rsid="001775e2" officeooo:paragraph-rsid="001775e2" style:font-weight-asian="normal" style:font-weight-complex="normal"/>
    </style:style>
    <style:style style:name="P35" style:family="paragraph" style:parent-style-name="Standard">
      <style:paragraph-properties style:writing-mode="lr-tb" style:writing-mode-automatic="false"/>
      <style:text-properties style:font-name="Arial" style:text-underline-style="none" fo:font-weight="normal" officeooo:rsid="001775e2" officeooo:paragraph-rsid="001775e2" style:font-weight-asian="normal" style:font-weight-complex="normal"/>
    </style:style>
    <style:style style:name="P36" style:family="paragraph" style:parent-style-name="Standard">
      <style:paragraph-properties style:writing-mode="lr-tb" style:writing-mode-automatic="false"/>
      <style:text-properties style:font-name="Arial" style:text-underline-style="none" fo:font-weight="normal" officeooo:rsid="0019b607" officeooo:paragraph-rsid="0019b607" style:font-weight-asian="normal" style:font-weight-complex="normal"/>
    </style:style>
    <style:style style:name="T1" style:family="text">
      <style:text-properties officeooo:rsid="000a3d1c"/>
    </style:style>
    <style:style style:name="T2" style:family="text">
      <style:text-properties officeooo:rsid="000d4dda"/>
    </style:style>
    <style:style style:name="T3" style:family="text">
      <style:text-properties officeooo:rsid="000c0099"/>
    </style:style>
    <style:style style:name="T4" style:family="text">
      <style:text-properties officeooo:rsid="00115fb3"/>
    </style:style>
    <style:style style:name="T5" style:family="text">
      <style:text-properties officeooo:rsid="000a0c63"/>
    </style:style>
    <style:style style:name="T6" style:family="text">
      <style:text-properties officeooo:rsid="001910e2"/>
    </style:style>
    <style:style style:name="T7" style:family="text">
      <style:text-properties officeooo:rsid="001deb27"/>
    </style:style>
    <style:style style:name="T8" style:family="text">
      <style:text-properties officeooo:rsid="00260bec"/>
    </style:style>
    <style:style style:name="T9" style:family="text">
      <style:text-properties officeooo:rsid="002860b4"/>
    </style:style>
    <style:style style:name="T10" style:family="text">
      <style:text-properties officeooo:rsid="003079fb"/>
    </style:style>
    <style:style style:name="T11" style:family="text">
      <style:text-properties officeooo:rsid="00314435"/>
    </style:style>
    <style:style style:name="T12" style:family="text">
      <style:text-properties officeooo:rsid="0042a1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 Belegungen</text:p>
      <text:p text:style-name="P2"/>
      <text:p text:style-name="P3">Spirale</text:p>
      <text:p text:style-name="P4">1 Sensor: Lichtschranke <text:span text:style-name="T1">(1 Laser, Photodiode) → </text:span><text:span text:style-name="T2">+</text:span><text:span text:style-name="T3"> Punkt, </text:span><text:span text:style-name="T4">LED wird getriggert</text:span></text:p>
      <text:p text:style-name="P4"/>
      <text:p text:style-name="P5">Pfeile auf dem Boden</text:p>
      <text:p text:style-name="P6">5x LEDs blinken unabhängig</text:p>
      <text:p text:style-name="P6"/>
      <text:p text:style-name="P7">Plattenkondensator</text:p>
      <text:p text:style-name="P8">4 Gruppen, blinken standardmäßig, blinkt bei Punkt schneller</text:p>
      <text:p text:style-name="P9">6 <text:span text:style-name="T5">Sensor: Lichtschranke </text:span><text:span text:style-name="T1">(1 Laser, Photodiode) → </text:span>+ var. Punkte, LED Gruppen, 1x verrückt modus, <text:span text:style-name="T6">1x Flipperarme mehrfach auslösen,</text:span></text:p>
      <text:p text:style-name="P9"/>
      <text:p text:style-name="P10">Ausgang</text:p>
      <text:p text:style-name="P11">1 Sensor: Lichtschranke <text:span text:style-name="T1">(1 Laser, Photodiode) → </text:span><text:span text:style-name="T7">pot. Exit kondition</text:span></text:p>
      <text:p text:style-name="P11"/>
      <text:p text:style-name="P12">Start</text:p>
      <text:p text:style-name="P13">Taster für Solenoid</text:p>
      <text:p text:style-name="P13"/>
      <text:p text:style-name="P14">Hebel</text:p>
      <text:p text:style-name="P15">2 Taster 2 Solenoid</text:p>
      <text:p text:style-name="P15"/>
      <text:p text:style-name="P16">Ballverteiler oben</text:p>
      <text:p text:style-name="P17">Servor, dreht sich (70° bewegung)</text:p>
      <text:p text:style-name="P17"/>
      <text:p text:style-name="P18">2 Ballkarusel</text:p>
      <text:p text:style-name="P19">1x Gleichstrommotor, <text:span text:style-name="T8">wildes umherdrehen mit pausen (nicht zu lang)</text:span></text:p>
      <text:p text:style-name="P19"/>
      <text:p text:style-name="P20">2 Kabel</text:p>
      <text:p text:style-name="P21">Stepper Motor, <text:span text:style-name="T9">Random bewegung</text:span></text:p>
      <text:p text:style-name="P21"/>
      <text:p text:style-name="P22">Rampe</text:p>
      <text:p text:style-name="P23">1x LED Strip <text:span text:style-name="T10">(als Feuerring animiert)</text:span></text:p>
      <text:p text:style-name="P24">1x End Taster → <text:span text:style-name="T11">+Punkt, wild blinken</text:span></text:p>
      <text:p text:style-name="P24"/>
      <text:p text:style-name="P25">2 Zielscheiben</text:p>
      <text:p text:style-name="P26">1x Endtaster → +Punkte</text:p>
      <text:p text:style-name="P26"/>
      <text:p text:style-name="P27">LED Strip</text:p>
      <text:p text:style-name="P28">lustige Animation :,)</text:p>
      <text:p text:style-name="P28"/>
      <text:p text:style-name="P29">Overground Bahn</text:p>
      <text:p text:style-name="P30">1 Sensor: Lichtschranke <text:span text:style-name="T1">(1 Laser, Photodiode) → </text:span><text:span text:style-name="T2">+</text:span><text:span text:style-name="T3"> Punkt</text:span></text:p>
      <text:p text:style-name="P30"/>
      <text:p text:style-name="P31">Looping</text:p>
      <text:p text:style-name="P30">1 Sensor: Lichtschranke <text:span text:style-name="T1">(1 Laser, Photodiode) → </text:span><text:span text:style-name="T2">+</text:span><text:span text:style-name="T3"> Punkt</text:span></text:p>
      <text:p text:style-name="P30"/>
      <text:p text:style-name="P32">Sound</text:p>
      <text:p text:style-name="P33">lustige Soundeffekte :,) <text:span text:style-name="T12">(für alles)</text:span></text:p>
      <text:p text:style-name="P9"/>
      <text:p text:style-name="P34">Verrückt Modus</text:p>
      <text:p text:style-name="P35">mehrere Bälle werden geschossen</text:p>
      <text:p text:style-name="P36"><text:soft-page-break/>(insgesamt 6-7 Bälle im Spiel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21:09:41.532078847</meta:creation-date>
    <dc:title>Empty</dc:title>
    <meta:generator>LibreOffice/26.2.2.2$Linux_X86_64 LibreOffice_project/1f77d10d6938fd34972958f64b2bcfa54f8b1ba5</meta:generator>
    <meta:editing-duration>PT30M35S</meta:editing-duration>
    <meta:editing-cycles>48</meta:editing-cycles>
    <dc:date>2026-04-24T16:30:28.755506705</dc:date>
    <meta:document-statistic meta:table-count="0" meta:image-count="0" meta:object-count="0" meta:page-count="2" meta:paragraph-count="36" meta:word-count="158" meta:character-count="1030" meta:non-whitespace-character-count="908"/>
    <meta:template xlink:type="simple" xlink:actuate="onRequest" xlink:title="Empty" xlink:href="../../Schreibtisch/Schule/J1/Deutsch/Empty.ott" meta:date="2026-03-03T21:09:41.090807626"/>
  </office:meta>
</office:document-meta>
</file>